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Contents_20_1">
      <style:paragraph-properties>
        <style:tab-stops>
          <style:tab-stop style:position="6.2673in" style:type="right" style:leader-style="dotted" style:leader-text="."/>
        </style:tab-stops>
      </style:paragraph-properties>
    </style:style>
    <style:style style:name="P19" style:family="paragraph" style:parent-style-name="Contents_20_2">
      <style:paragraph-properties>
        <style:tab-stops>
          <style:tab-stop style:position="6.0673in" style:type="right" style:leader-style="dotted" style:leader-text="."/>
        </style:tab-stops>
      </style:paragraph-properties>
    </style:style>
    <style:style style:name="P20" style:family="paragraph" style:parent-style-name="Standard">
      <style:text-properties fo:font-size="6pt" style:font-size-asian="6pt" style:font-size-complex="6pt"/>
    </style:style>
    <style:style style:name="P21" style:family="paragraph" style:parent-style-name="Standard" style:master-page-name="First_20_Page">
      <style:paragraph-properties style:page-number="auto"/>
    </style:style>
    <style:style style:name="P22" style:family="paragraph" style:parent-style-name="Text_20_body">
      <style:text-properties fo:font-style="normal" style:font-style-asian="normal" style:font-style-complex="normal"/>
    </style:style>
    <style:style style:name="P23" style:family="paragraph" style:parent-style-name="Heading_20_1">
      <style:paragraph-properties fo:break-before="page"/>
    </style:style>
    <style:style style:name="P24" style:family="paragraph" style:parent-style-name="Heading_20_2">
      <style:text-properties fo:language="en" fo:country="US"/>
    </style:style>
    <style:style style:name="P2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6" style:family="paragraph" style:parent-style-name="Heading_20_2">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Preformatted_20_Text">
      <style:text-properties fo:color="#000000"/>
    </style:style>
    <style:style style:name="P29" style:family="paragraph" style:parent-style-name="Preformatted_20_Text">
      <style:text-properties fo:font-style="normal" style:font-style-asian="normal" style:font-style-complex="normal"/>
    </style:style>
    <style:style style:name="P30" style:family="paragraph" style:parent-style-name="Preformatted_20_Text">
      <style:text-properties fo:font-style="normal" fo:font-weight="bold" style:font-style-asian="normal" style:font-weight-asian="bold" style:font-style-complex="normal"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fo:font-style="italic" style:font-style-asian="italic" style:font-style-complex="italic"/>
    </style:style>
    <style:style style:name="T11"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4/09</text:modification-date></text:p>
              </table:table-cell>
            </table:table-row>
            <table:table-row>
              <table:table-cell table:style-name="MainTitles.A2" office:value-type="string">
                <text:p text:style-name="Table_20_Contents">Issue</text:p>
              </table:table-cell>
              <table:table-cell table:style-name="MainTitles.B4" office:value-type="float" office:value="0.4">
                <text:p text:style-name="Table_20_Contents">0.4</text:p>
              </table:table-cell>
            </table:table-row>
          </table:table>
          <text:p text:style-name="Table"/>
        </draw:text-box>
      </draw:frame>
      <text:p text:style-name="P21"/>
      <text:list xml:id="list33633714" text:style-name="Outline">
        <text:list-item>
          <text:h text:style-name="P2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8"><text:s/>0. <text:s/>Document Control<text:tab/>2</text:p>
          <text:p text:style-name="P19"><text:s/>0.1. <text:s/>Table of Contents<text:tab/>2</text:p>
          <text:p text:style-name="P19"><text:s/>0.2. <text:s/>References<text:tab/>2</text:p>
          <text:p text:style-name="P19"><text:s/>0.3. <text:s/>Document History<text:tab/>3</text:p>
          <text:p text:style-name="P18"><text:s/>1. <text:s/>Overview<text:tab/>4</text:p>
          <text:p text:style-name="P19"><text:s/>1.1. <text:s/>Package Overview<text:tab/>4</text:p>
          <text:p text:style-name="P18"><text:s/>2. <text:s/>Package Detail<text:tab/>6</text:p>
          <text:p text:style-name="P19"><text:s/>2.1. <text:s/>vdmj<text:tab/>6</text:p>
          <text:p text:style-name="P19"><text:s/>2.2. <text:s/>Comments<text:tab/>7</text:p>
          <text:p text:style-name="P19"><text:s/>2.3. <text:s/>vdmj.lex<text:tab/>7</text:p>
          <text:p text:style-name="P19"><text:s/>2.4. <text:s/>vdmj.syntax<text:tab/>9</text:p>
          <text:p text:style-name="P19"><text:s/>2.5. <text:s/>vdmj.ast<text:tab/>11</text:p>
          <text:p text:style-name="P19"><text:s/>2.6. <text:s/>vdmj.types<text:tab/>12</text:p>
          <text:p text:style-name="P19"><text:s/>2.7. <text:s/>vdmj.expressions<text:tab/>13</text:p>
          <text:p text:style-name="P19"><text:s/>2.8. <text:s/>vdmj.statements <text:tab/>16</text:p>
          <text:p text:style-name="P19"><text:s/>2.9. <text:s/>vdmj.patterns<text:tab/>16</text:p>
          <text:p text:style-name="P19"><text:s/>2.10. <text:s/>vdmj.traces<text:tab/>18</text:p>
          <text:p text:style-name="P19"><text:s/>2.11. <text:s/>vdmj.definitions<text:tab/>19</text:p>
          <text:p text:style-name="P19"><text:s/>2.12. <text:s/>vdmj.modules<text:tab/>21</text:p>
          <text:p text:style-name="P19"><text:s/>2.13. <text:s/>vdmj.typechecker<text:tab/>22</text:p>
          <text:p text:style-name="P19"><text:s/>2.14. <text:s/>vdmj.pog<text:tab/>24</text:p>
          <text:p text:style-name="P19"><text:s/>2.15. <text:s/>vdmj.runtime<text:tab/>27</text:p>
          <text:p text:style-name="P19"><text:s/>2.16. <text:s/>vdmj.values<text:tab/>29</text:p>
          <text:p text:style-name="P19"><text:s/>2.17. <text:s/>vdmj.commands<text:tab/>31</text:p>
          <text:p text:style-name="P19"><text:s/>2.18. <text:s/>vdmj.messages<text:tab/>32</text:p>
          <text:p text:style-name="P19"><text:s/>2.19. <text:s/>vdmj.debug<text:tab/>32</text:p>
          <text:p text:style-name="P19"><text:s/>2.20. <text:s/>vdmj.util<text:tab/>35</text:p>
        </text:index-body>
      </text:table-of-content>
      <text:list xml:id="list33679478" text:continue-numbering="true" text:style-name="Outline">
        <text:list-item>
          <text:list>
            <text:list-item>
              <text:h text:style-name="P24" text:outline-level="2">References</text:h>
            </text:list-item>
          </text:list>
        </text:list-item>
      </text:list>
      <text:list xml:id="list33627012"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http://www.overturetool.org/.</text:p>
        </text:list-item>
      </text:list>
      <text:list xml:id="list33682048" text:continue-list="list33679478"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A1" office:value-type="string">
            <text:p text:style-name="Table_20_Contents"><text:modification-date style:data-style-name="N37">21/04/09</text:modification-date></text:p>
          </table:table-cell>
          <table:table-cell table:style-name="DocHistory.A1" office:value-type="string">
            <text:p text:style-name="Table_20_Contents">Added the DBGp protocol section.</text:p>
          </table:table-cell>
        </table:table-row>
      </table:table>
      <text:list xml:id="list33657479"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 though it is accessible from graphical environments like Eclipse.</text:p>
      <text:list xml:id="list33683889"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3663544" text:continue-numbering="true" text:style-name="Outline">
        <text:list-item>
          <text:h text:style-name="Heading_20_1" text:outline-level="1">Package Detail</text:h>
          <text:list>
            <text:list-item>
              <text:h text:style-name="P25"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VDM++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or VDM++ dialect, and one class to use the Overture parser for VDM++.</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span text:style-name="T6"><text:tab/>File file = </text:span><text:span text:style-name="T9">new</text:span><text:span text:style-name="T6"> File(args[0]);</text:span></text:p>
      <text:p text:style-name="Preformatted_20_Text"><text:span text:style-name="T6"><text:tab/>LexTokenReader ltr = </text:span><text:span text:style-name="T9">new</text:span><text:span text:style-name="T6"> LexTokenReader(file, Dialect.</text:span><text:span text:style-name="T10">VDM_SL</text:span><text:span text:style-name="T6">);</text:span></text:p>
      <text:p text:style-name="Preformatted_20_Text"><text:span text:style-name="T6"><text:tab/>ModuleReader mr = </text:span><text:span text:style-name="T9">new</text:span><text:span text:style-name="T6"> ModuleReader(ltr);</text:span></text:p>
      <text:p text:style-name="Preformatted_20_Text"><text:tab/>ModuleList modules = mr.readModules();</text:p>
      <text:p text:style-name="Preformatted_20_Text"/>
      <text:p text:style-name="Preformatted_20_Text"><text:span text:style-name="T6"><text:tab/></text:span><text:span text:style-name="T9">if</text:span><text:span text:style-name="T6"> (mr.getErrorCount() == 0)</text:span></text:p>
      <text:p text:style-name="Preformatted_20_Text"><text:tab/>{</text:p>
      <text:p text:style-name="Preformatted_20_Text"><text:span text:style-name="T6"><text:s text:c="4"/><text:tab/><text:tab/>TypeChecker tc = </text:span><text:span text:style-name="T9">new</text:span><text:span text:style-name="T6"> ModuleTypeChecker(modules);</text:span></text:p>
      <text:p text:style-name="Preformatted_20_Text"><text:s text:c="4"/><text:tab/><text:tab/>tc.typeCheck();</text:p>
      <text:p text:style-name="Preformatted_20_Text"/>
      <text:p text:style-name="Preformatted_20_Text"><text:span text:style-name="T6"><text:s text:c="4"/><text:tab/><text:tab/></text:span><text:span text:style-name="T9">if</text:span><text:span text:style-name="T6"> (TypeChecker.</text:span><text:span text:style-name="T7">getErrorCount</text:span><text:span text:style-name="T6">() == 0)</text:span></text:p>
      <text:p text:style-name="Preformatted_20_Text"><text:s text:c="4"/><text:tab/><text:tab/>{</text:p>
      <text:p text:style-name="P28"><text:s text:c="4"/><text:tab/><text:tab/><text:tab/>ModuleInterpreter interpreter =</text:p>
      <text:p text:style-name="Preformatted_20_Text"><text:span text:style-name="T8"><text:tab/><text:tab/><text:tab/><text:tab/></text:span><text:span text:style-name="T9">new</text:span><text:span text:style-name="T6"> ModuleInterpreter(modules);</text:span></text:p>
      <text:p text:style-name="Preformatted_20_Text"><text:span text:style-name="T6"><text:s text:c="4"/><text:tab/><text:tab/><text:tab/>interpreter.init(</text:span><text:span text:style-name="T9">null</text:span><text:span text:style-name="T6">);</text:span></text:p>
      <text:p text:style-name="P28"><text:s text:c="4"/><text:tab/><text:tab/><text:tab/>CommandReader reader =</text:p>
      <text:p text:style-name="Preformatted_20_Text"><text:span text:style-name="T8"><text:tab/><text:tab/><text:tab/><text:tab/></text:span><text:span text:style-name="T9">new</text:span><text:span text:style-name="T6"> ModuleCommandReader(interpreter, </text:span><text:span text:style-name="T11">"$ "</text:span><text:span text:style-name="T6">);</text:span></text:p>
      <text:p text:style-name="P28"/>
      <text:p text:style-name="Preformatted_20_Text"><text:span text:style-name="T6"><text:s text:c="4"/><text:tab/><text:tab/><text:tab/>List&lt;File&gt; files = </text:span><text:span text:style-name="T9">new</text:span><text:span text:style-name="T6">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with "Class" substituted for "Module" in the <text:s/>various names (ClassReader, readClasses, ClassTypeChecker etc.).</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pp or *.vdm) is assumed to be a pre-compiled library created by </text:span><text:span text:style-name="T3">-o </text:span><text:span text:style-name="T4">and is loaded as </text:span><text:soft-page-break/><text:span text:style-name="T4">such without repeating the type checking. This can be faster for very large specifications. The example below shows the creation and use of IO.lib.</text:span></text:p>
      <text:p text:style-name="P29"/>
      <text:p text:style-name="P30">$ vdmpp -o IO.lib stdlib/IO.vpp</text:p>
      <text:p text:style-name="P29">Parsed 1 class in 0.266 secs. No syntax errors</text:p>
      <text:p text:style-name="P29">Type checked 1 class in 0.015 secs. No type errors</text:p>
      <text:p text:style-name="P29">Saved 1 class to IO.lib in 0.125 secs. </text:p>
      <text:p text:style-name="P29"/>
      <text:p text:style-name="P29"/>
      <text:p text:style-name="P30">$ vdmpp -i hello.vpp IO.lib</text:p>
      <text:p text:style-name="P29">Loaded 1 class from IO.lib</text:p>
      <text:p text:style-name="P29">Parsed 1 class in 0.422 secs. No syntax errors</text:p>
      <text:p text:style-name="P29">Type checked 1 class in 0.015 secs. No type errors and 1 warning</text:p>
      <text:p text:style-name="P29">Initialized 2 classes in 0.0 secs. </text:p>
      <text:p text:style-name="P29">Interpreter started</text:p>
      <text:p text:style-name="P30">&gt; p new A().op()</text:p>
      <text:p text:style-name="P29">Hello world!</text:p>
      <text:p text:style-name="P29">= true</text:p>
      <text:p text:style-name="P29">Executed in 0.015 secs.</text:p>
      <text:list xml:id="list33682333" text:continue-numbering="true" text:style-name="Outline">
        <text:list-item>
          <text:list>
            <text:list-item>
              <text:h text:style-name="P26" text:outline-level="2">Comments</text:h>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is an advantage.</text:span></text:p>
      <text:p text:style-name="P15">Note that the serialization of the tree has to be for complete specifications (no unresolved references). This is because there is no link-editing available to combine partial specifications, and VDM++ does not have a way to identify externals (VDM-SL has module imports, but VDM++ has nothing similar). You can load multiple library files, or a mixture of library and source files.</text:p>
      <text:list xml:id="list33660874"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3683134"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ext:soft-page-break/>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3669681" text:continue-numbering="true" text:style-name="Outline">
        <text:list-item>
          <text:list>
            <text:list-item>
              <text:h text:style-name="Heading_20_2" text:outline-level="2">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ext:soft-page-break/>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soft-page-break/><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368730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3667925"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3680760"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text:soft-page-break/>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3661881"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text:soft-page-break/>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366449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3656722"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text:soft-page-break/>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text:soft-page-break/>@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text:soft-page-break/>into their sub-expressions if they have them. This is used to set breakpoints on specific lines of a specification.</text:p>
      <text:list xml:id="list33657937"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3671684"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3676071"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3675066"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ext:soft-page-break/>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soft-page-break/><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3669629"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367641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p text:style-name="Text_20_body">The vdm.traces package includes classes to represent the definitions which can occur in a VDM++ "traces" section, and their subsequent expansion and execution.</text:p>
      <text:p text:style-name="Text_20_body"><text:soft-page-break/>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3674668"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3670489"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ext:soft-page-break/>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represent instance variable definitions.</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365582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list xml:id="list33686845" text:continue-list="list33670489"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3683345"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ext:soft-page-break/>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3664669"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ext:soft-page-break/>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3665945" text:continue-list="list3365582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text:soft-page-break/>Very similar principles are followed by the ClassTypeChecker, which performs the following actions:</text:p>
      <text:list xml:id="list3367981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3680777" text:continue-list="list33664669"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3672795" text:continue-numbering="true" text:style-name="Outline">
        <text:list-item>
          <text:list>
            <text:list-item>
              <text:h text:style-name="Heading_20_2" text:outline-level="2"><text:soft-page-break/>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ext:soft-page-break/>the function body would be called. That in turn would push an <text:span text:style-name="T5">POImpliesContext before generating obligations in its "then" sub-expression, </text:span><text:span text:style-name="T2">popping</text:span><text:span text:style-name="T5">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3655529"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3656498"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ext:soft-page-break/>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wo sub-classes of RootContext, one of which, ObjectContext, is specialized to old an object value for “self” (which is in scope at the start of object member calls), and the other, StateContext, which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LexTokenReader ltr = new LexTokenReader(line, Dialect.VDM_PP);</text:p>
      <text:p text:style-name="Preformatted_20_Text"><text:tab/>ExpressionReader reader = new ExpressionReader(ltr, true);</text:p>
      <text:p text:style-name="Preformatted_20_Text"><text:tab/>reader.setCurrentModule(getDefaultName());</text:p>
      <text:p text:style-name="Preformatted_20_Text"><text:tab/>Expression expr = reader.readExpression();</text:p>
      <text:p text:style-name="Preformatted_20_Text"/>
      <text:p text:style-name="Preformatted_20_Text"><text:tab/>Environment env = new PublicClassEnvironment(classes);</text:p>
      <text:p text:style-name="Preformatted_20_Text"><text:tab/>TypeChecker.clearErrors();</text:p>
      <text:p text:style-name="Preformatted_20_Text"><text:tab/>expr.typeCheck(env, null, NameScope.NAMESANDSTATE);</text:p>
      <text:p text:style-name="Preformatted_20_Text"/>
      <text:p text:style-name="Preformatted_20_Text"><text:tab/>if (TypeChecker.getErrorCount() &gt; 0)</text:p>
      <text:p text:style-name="Preformatted_20_Text"><text:tab/>{</text:p>
      <text:p text:style-name="Preformatted_20_Text"><text:soft-page-break/><text:tab/><text:tab/>throw new Exception("Type checking errors");</text:p>
      <text:p text:style-name="Preformatted_20_Text"><text:tab/>}</text:p>
      <text:p text:style-name="Preformatted_20_Text"/>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defaultClass.getPrivateStaticValues());</text:p>
      <text:p text:style-name="Preformatted_20_Text"><text:tab/>mainContext.threadState.init();</text:p>
      <text:p text:style-name="Preformatted_20_Text"/>
      <text:p text:style-name="Preformatted_20_Text"><text:tab/>return expr.eval(mainContext);</text:p>
      <text:p text:style-name="Preformatted_20_Text">}</text:p>
      <text:p text:style-name="Preformatted_20_Text"/>
      <text:p text:style-name="Preformatted_20_Text"/>
      <text:p text:style-name="Text_20_body">Note that the method is given a string expression to evaluate, so first it parses and type checks the expression given. The last five statements contain the important bit: a new RootContext is created, the global public static content is added, the private statics of the default clas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3657815" text:continue-numbering="true" text:style-name="Outline">
        <text:list-item>
          <text:list>
            <text:list-item>
              <text:list>
                <text:list-item>
                  <text:h text:style-name="Heading_20_3" text:outline-level="3">Comments</text:h>
                </text:list-item>
              </text:list>
            </text:list-item>
          </text:list>
        </text:list-item>
      </text:list>
      <text:p text:style-name="Text_20_body">I can’t remember why we can’t use initialContext directly to run things. It might just be that as the default class is changed, we want to dump different private statics into it.</text:p>
      <text:list xml:id="list33676532" text:continue-numbering="true" text:style-name="Outline">
        <text:list-item>
          <text:list>
            <text:list-item>
              <text:h text:style-name="Heading_20_2" text:outline-level="2"><text:soft-page-break/>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text:soft-page-break/>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3659461"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368187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368152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3687982" text:continue-numbering="true" text:style-name="Outline">
        <text:list-item>
          <text:list>
            <text:list-item>
              <text:h text:style-name="Heading_20_2" text:outline-level="2"><text:soft-page-break/>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33673161"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ext:soft-page-break/>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or "VDM_PP", see 2.2),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oft-page-break/><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3658004" text:continue-numbering="true" text:style-name="Outline">
        <text:list-item>
          <text:list>
            <text:list-item>
              <text:list>
                <text:list-item>
                  <text:h text:style-name="P27"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text:soft-page-break/>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367620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4-21T13:56:49.28">21/04/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4</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text:page-number> of <text:page-count style:num-format="1">35</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21/04/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76</meta:editing-cycles>
    <meta:editing-duration>PT24H41M16S</meta:editing-duration>
    <dc:date>2009-04-21T13:56:49.16</dc:date>
    <dc:creator>Nick Battle</dc:creator>
    <meta:keyword>VDMJ</meta:keyword>
    <dc:subject>VDMJ</dc:subject>
    <meta:document-statistic meta:table-count="36" meta:image-count="0" meta:object-count="0" meta:page-count="35" meta:paragraph-count="1033" meta:word-count="15864" meta:character-count="101323"/>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